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Generator.qnameToString( QName qname , NamespaceContext ct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PathGenerator.getNamespace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Generator.countTextTokens( XmlCursor 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PathGenerator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XPathGenerator.getPrefixes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Generator.generateXPath( XmlCursor node , XmlCursor context , NamespaceContext nsctx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XPathGenerator.getPrefix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Generator.generateInternal( XmlCursor node , XmlCursor context , NamespaceContext nsct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